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List_20_Paragraph">
      <style:paragraph-properties fo:margin-left="0in" fo:margin-right="0in" fo:text-indent="0in" style:auto-text-indent="false"/>
      <style:text-properties officeooo:rsid="00089ab7" officeooo:paragraph-rsid="00089ab7"/>
    </style:style>
    <style:style style:name="P3" style:family="paragraph" style:parent-style-name="Standard" style:master-page-name="Standard">
      <style:paragraph-properties fo:line-height="100%" style:page-number="auto"/>
      <style:text-properties fo:font-weight="bold" style:font-weight-asian="bold"/>
    </style:style>
    <style:style style:name="P4" style:family="paragraph" style:parent-style-name="Standard">
      <style:paragraph-properties fo:line-height="100%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2">
      <style:text-properties fo:font-size="15pt" fo:font-weight="bold" officeooo:rsid="000a76ba" officeooo:paragraph-rsid="000a76ba" style:font-size-asian="15pt" style:font-weight-asian="bold" style:font-size-complex="15pt" style:font-weight-complex="bold"/>
    </style:style>
    <style:style style:name="P7" style:family="paragraph" style:parent-style-name="List_20_Paragraph" style:list-style-name="WWNum2">
      <style:text-properties officeooo:rsid="000a76ba" officeooo:paragraph-rsid="000a76ba"/>
    </style:style>
    <style:style style:name="P8" style:family="paragraph" style:parent-style-name="List_20_Paragraph" style:list-style-name="WWNum1"/>
    <style:style style:name="P9" style:family="paragraph" style:parent-style-name="List_20_Paragraph" style:list-style-name="WWNum1">
      <style:text-properties officeooo:rsid="0006afb5" officeooo:paragraph-rsid="0006afb5"/>
    </style:style>
    <style:style style:name="P10" style:family="paragraph" style:parent-style-name="List_20_Paragraph" style:list-style-name="WWNum1">
      <style:text-properties officeooo:rsid="00089ab7" officeooo:paragraph-rsid="00089ab7"/>
    </style:style>
    <style:style style:name="P11" style:family="paragraph" style:parent-style-name="List_20_Paragraph" style:list-style-name="WWNum1">
      <style:text-properties officeooo:rsid="00139613" officeooo:paragraph-rsid="00139613"/>
    </style:style>
    <style:style style:name="P12" style:family="paragraph" style:parent-style-name="List_20_Paragraph" style:list-style-name="WWNum1">
      <style:paragraph-properties fo:margin-left="0.25in" fo:margin-right="0in" fo:text-indent="-0.25in" style:auto-text-indent="false"/>
      <style:text-properties fo:font-weight="bold" style:font-weight-asian="bold"/>
    </style:style>
    <style:style style:name="P13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89ab7" officeooo:paragraph-rsid="00089ab7"/>
    </style:style>
    <style:style style:name="T1" style:family="text">
      <style:text-properties officeooo:rsid="000a76ba"/>
    </style:style>
    <style:style style:name="T2" style:family="text">
      <style:text-properties officeooo:rsid="000cd808"/>
    </style:style>
    <style:style style:name="T3" style:family="text">
      <style:text-properties officeooo:rsid="000f0117"/>
    </style:style>
    <style:style style:name="T4" style:family="text">
      <style:text-properties officeooo:rsid="001021ca"/>
    </style:style>
    <style:style style:name="T5" style:family="text">
      <style:text-properties style:text-position="super 58%" officeooo:rsid="001021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hematic and Board Layout Design Review Notes</text:p>
      <text:p text:style-name="P4">TEAM BEING REVIEWED: <text:span text:style-name="T4">Team 3</text:span></text:p>
      <text:p text:style-name="P4">REVIEWING TEAM: <text:span text:style-name="T4">Andrew Greenberg (Schematic)/</text:span></text:p>
      <text:p text:style-name="P4">DATE: <text:span text:style-name="T4">November 1</text:span><text:span text:style-name="T5">st</text:span><text:span text:style-name="T4">, 2018</text:span></text:p>
      <text:p text:style-name="P1">Instructions: </text:p>
      <text:list xml:id="list1034518394009752915" text:style-name="WWNum2">
        <text:list-item>
          <text:p text:style-name="P5">Reviewed team explains the concept of operation of the project.</text:p>
        </text:list-item>
        <text:list-item>
          <text:p text:style-name="P5">Reviewer reads through schematic, layout, and BOM attempting to answer basic questions such as: what is the power supply? What is this IC and what does it do? Does the layout make sense? </text:p>
        </text:list-item>
        <text:list-item>
          <text:p text:style-name="P5">Reviewer reads through schematic, layout, and BOM looking for best practices, such as: Are there enough bypass caps? Are the traces the right thickness? </text:p>
          <text:list>
            <text:list-item>
              <text:p text:style-name="P5">Reviewers are encouraged to use the Schematic and Layout Checklists that are posted on the D2L site.</text:p>
            </text:list-item>
          </text:list>
        </text:list-item>
        <text:list-item>
          <text:p text:style-name="P5">One person on the reviewed team interacts and answers reviewer’s questions. A different person on the reviewed team takes notes, organized in the format below.<text:line-break/></text:p>
          <text:p text:style-name="P6">Note: (D) = dealt with</text:p>
          <text:p text:style-name="P7"/>
        </text:list-item>
      </text:list>
      <text:list xml:id="list4514566223249207189" text:style-name="WWNum1">
        <text:list-item>
          <text:p text:style-name="P12">SCHEMATIC</text:p>
          <text:list>
            <text:list-item>
              <text:p text:style-name="P8">CRITICAL</text:p>
              <text:list>
                <text:list-item>
                  <text:p text:style-name="P9"><text:span text:style-name="T1">(D) </text:span>Junction dot out of RESET microprofessor button</text:p>
                </text:list-item>
                <text:list-item>
                  <text:p text:style-name="P9"><text:span text:style-name="T1">(D)</text:span> RESET needs a 10k pull up</text:p>
                </text:list-item>
                <text:list-item>
                  <text:p text:style-name="P9"><text:span text:style-name="T2">(D) </text:span>What is UVCC?</text:p>
                </text:list-item>
                <text:list-item>
                  <text:p text:style-name="P9"><text:span text:style-name="T2">(D) </text:span>Add 100nF caps to VCC,VCC1,AVCC,AVCC1</text:p>
                </text:list-item>
                <text:list-item>
                  <text:p text:style-name="P10"><text:span text:style-name="T2">(D) </text:span>Double check UCAP</text:p>
                </text:list-item>
                <text:list-item>
                  <text:p text:style-name="P10">Microphone </text:p>
                </text:list-item>
                <text:list-item>
                  <text:p text:style-name="P10"><text:span text:style-name="T3">(D) </text:span>How much current does the servo need? </text:p>
                </text:list-item>
                <text:list-item>
                  <text:p text:style-name="P10"><text:span text:style-name="T4">(D) </text:span>Remove the regulator</text:p>
                </text:list-item>
                <text:list-item>
                  <text:p text:style-name="P10"><text:span text:style-name="T4">(D) </text:span>Use a wall wart for the servo</text:p>
                </text:list-item>
              </text:list>
            </text:list-item>
            <text:list-item>
              <text:p text:style-name="P8">MAJOR</text:p>
              <text:list>
                <text:list-item>
                  <text:p text:style-name="P9"><text:span text:style-name="T4">(D) </text:span>Add value/name to IC1</text:p>
                </text:list-item>
                <text:list-item>
                  <text:p text:style-name="P8"><text:span text:style-name="T4">(D) </text:span>Issue 2</text:p>
                </text:list-item>
              </text:list>
            </text:list-item>
          </text:list>
        </text:list-item>
      </text:list>
      <text:p text:style-name="P2"/>
      <text:list xml:id="list171622061987528" text:continue-numbering="true" text:style-name="WWNum1">
        <text:list-item>
          <text:list>
            <text:list-item>
              <text:p text:style-name="P8">MINOR</text:p>
              <text:list>
                <text:list-item>
                  <text:p text:style-name="P9"><text:span text:style-name="T4">(D) </text:span>Change font to info layer</text:p>
                </text:list-item>
                <text:list-item>
                  <text:p text:style-name="P9"><text:span text:style-name="T4">(D) </text:span>Go for right angles</text:p>
                </text:list-item>
                <text:list-item>
                  <text:p text:style-name="P9"><text:span text:style-name="T4">(D) </text:span>Do I need a buffer for the microphone output? Is that output 0 – 3.3V? Check datasheet</text:p>
                </text:list-item>
                <text:list-item>
                  <text:p text:style-name="P10"><text:span text:style-name="T4">(D) </text:span>Test Points Everywhere</text:p>
                </text:list-item>
                <text:list-item>
                  <text:p text:style-name="P10"><text:span text:style-name="T4">(D) </text:span>Label VCC as 5V</text:p>
                </text:list-item>
                <text:list-item>
                  <text:p text:style-name="P11">Add note saying “All caps are ….” </text:p>
                  <text:list>
                    <text:list-header>
                      <text:p text:style-name="P13"><text:soft-page-break/></text:p>
                    </text:list-header>
                  </text:list>
                  <text:p text:style-name="P10"/>
                </text:list-item>
              </text:list>
            </text:list-item>
          </text:list>
          <text:p text:style-name="P12"/>
        </text:list-item>
        <text:list-item>
          <text:p text:style-name="P12">LAYOUT</text:p>
          <text:list>
            <text:list-item>
              <text:p text:style-name="P8">CRITICAL</text:p>
              <text:list>
                <text:list-item>
                  <text:p text:style-name="P8">Issue 1</text:p>
                </text:list-item>
                <text:list-item>
                  <text:p text:style-name="P8">Issue 2</text:p>
                </text:list-item>
              </text:list>
            </text:list-item>
            <text:list-item>
              <text:p text:style-name="P8">MAJOR</text:p>
              <text:list>
                <text:list-item>
                  <text:p text:style-name="P8">Issue 1</text:p>
                </text:list-item>
                <text:list-item>
                  <text:p text:style-name="P8">Issue 2</text:p>
                </text:list-item>
              </text:list>
            </text:list-item>
            <text:list-item>
              <text:p text:style-name="P8">MINOR</text:p>
              <text:list>
                <text:list-item>
                  <text:p text:style-name="P8">Issue 1</text:p>
                </text:list-item>
                <text:list-item>
                  <text:p text:style-name="P8">Issue 2</text:p>
                </text:list-item>
              </text:list>
            </text:list-item>
          </text:list>
        </text:list-item>
        <text:list-item>
          <text:p text:style-name="P12">Bill of Materials (BOM)</text:p>
          <text:list>
            <text:list-item>
              <text:p text:style-name="P8">Issue 1</text:p>
            </text:list-item>
            <text:list-item>
              <text:p text:style-name="P8">Issue 2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Greenberg</meta:initial-creator>
    <meta:editing-cycles>8</meta:editing-cycles>
    <meta:creation-date>2018-11-01T11:13:00</meta:creation-date>
    <dc:date>2018-11-07T17:16:21.436923444</dc:date>
    <meta:editing-duration>PT1H54M3S</meta:editing-duration>
    <meta:generator>LibreOffice/5.1.6.2$Linux_X86_64 LibreOffice_project/10m0$Build-2</meta:generator>
    <meta:document-statistic meta:table-count="0" meta:image-count="0" meta:object-count="0" meta:page-count="2" meta:paragraph-count="48" meta:word-count="308" meta:character-count="1544" meta:non-whitespace-character-count="13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